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77a3" officeooo:paragraph-rsid="000877a3"/>
    </style:style>
    <style:style style:name="P2" style:family="paragraph" style:parent-style-name="Standard">
      <style:text-properties officeooo:rsid="000877a3" officeooo:paragraph-rsid="00093038"/>
    </style:style>
    <style:style style:name="P3" style:family="paragraph" style:parent-style-name="Standard">
      <style:text-properties officeooo:rsid="000877a3" officeooo:paragraph-rsid="002a775c"/>
    </style:style>
    <style:style style:name="P4" style:family="paragraph" style:parent-style-name="Standard">
      <style:text-properties officeooo:rsid="00217ed6" officeooo:paragraph-rsid="00217ed6"/>
    </style:style>
    <style:style style:name="P5" style:family="paragraph" style:parent-style-name="Standard">
      <style:text-properties officeooo:rsid="002980b9" officeooo:paragraph-rsid="002980b9"/>
    </style:style>
    <style:style style:name="P6" style:family="paragraph" style:parent-style-name="Standard">
      <style:text-properties officeooo:rsid="00313eec" officeooo:paragraph-rsid="00313eec"/>
    </style:style>
    <style:style style:name="P7" style:family="paragraph" style:parent-style-name="Standard">
      <style:text-properties officeooo:rsid="0032bf3f" officeooo:paragraph-rsid="0032bf3f"/>
    </style:style>
    <style:style style:name="P8" style:family="paragraph" style:parent-style-name="Standard">
      <style:text-properties officeooo:rsid="00093038" officeooo:paragraph-rsid="00093038"/>
    </style:style>
    <style:style style:name="P9" style:family="paragraph" style:parent-style-name="Standard">
      <style:text-properties officeooo:rsid="0035088a" officeooo:paragraph-rsid="0035088a"/>
    </style:style>
    <style:style style:name="P10" style:family="paragraph" style:parent-style-name="Standard">
      <style:text-properties officeooo:rsid="0035088a" officeooo:paragraph-rsid="00440f4d"/>
    </style:style>
    <style:style style:name="P11" style:family="paragraph" style:parent-style-name="Standard">
      <style:text-properties officeooo:rsid="00336262" officeooo:paragraph-rsid="00336262"/>
    </style:style>
    <style:style style:name="P12" style:family="paragraph" style:parent-style-name="Standard">
      <style:text-properties officeooo:rsid="00356ed2" officeooo:paragraph-rsid="00356ed2"/>
    </style:style>
    <style:style style:name="P13" style:family="paragraph" style:parent-style-name="Standard">
      <style:text-properties officeooo:rsid="00391fed" officeooo:paragraph-rsid="00391fed"/>
    </style:style>
    <style:style style:name="P14" style:family="paragraph" style:parent-style-name="Standard">
      <style:text-properties officeooo:rsid="003b5c47" officeooo:paragraph-rsid="003b5c47"/>
    </style:style>
    <style:style style:name="P15" style:family="paragraph" style:parent-style-name="Standard">
      <style:text-properties fo:font-weight="bold" officeooo:rsid="00313eec" officeooo:paragraph-rsid="00313eec" style:font-weight-asian="bold" style:font-weight-complex="bold"/>
    </style:style>
    <style:style style:name="P16" style:family="paragraph" style:parent-style-name="Standard">
      <style:text-properties fo:font-weight="bold" officeooo:rsid="0032bf3f" officeooo:paragraph-rsid="0032bf3f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officeooo:rsid="00356ed2" officeooo:paragraph-rsid="00356ed2"/>
    </style:style>
    <style:style style:name="P18" style:family="paragraph" style:parent-style-name="Standard">
      <style:text-properties style:text-underline-style="solid" style:text-underline-width="auto" style:text-underline-color="font-color" officeooo:rsid="0035088a" officeooo:paragraph-rsid="0035088a"/>
    </style:style>
    <style:style style:name="P19" style:family="paragraph" style:parent-style-name="Standard">
      <style:text-properties style:text-underline-style="solid" style:text-underline-width="auto" style:text-underline-color="font-color" officeooo:rsid="0049681b" officeooo:paragraph-rsid="0049681b"/>
    </style:style>
    <style:style style:name="P20" style:family="paragraph" style:parent-style-name="Standard">
      <style:text-properties style:text-underline-style="solid" style:text-underline-width="auto" style:text-underline-color="font-color" officeooo:rsid="00509b69" officeooo:paragraph-rsid="00509b69"/>
    </style:style>
    <style:style style:name="P21" style:family="paragraph" style:parent-style-name="Standard">
      <style:text-properties style:text-underline-style="solid" style:text-underline-width="auto" style:text-underline-color="font-color" officeooo:rsid="0055c351" officeooo:paragraph-rsid="0055c351"/>
    </style:style>
    <style:style style:name="P22" style:family="paragraph" style:parent-style-name="Standard">
      <style:text-properties officeooo:rsid="003d4f0f" officeooo:paragraph-rsid="003d4f0f"/>
    </style:style>
    <style:style style:name="P23" style:family="paragraph" style:parent-style-name="Standard">
      <style:text-properties officeooo:rsid="003ec899" officeooo:paragraph-rsid="003ec899"/>
    </style:style>
    <style:style style:name="P24" style:family="paragraph" style:parent-style-name="Standard">
      <style:text-properties officeooo:rsid="00440f4d" officeooo:paragraph-rsid="00440f4d"/>
    </style:style>
    <style:style style:name="P25" style:family="paragraph" style:parent-style-name="Standard">
      <style:text-properties officeooo:rsid="0046791f" officeooo:paragraph-rsid="0046791f"/>
    </style:style>
    <style:style style:name="P26" style:family="paragraph" style:parent-style-name="Standard">
      <style:text-properties officeooo:rsid="00474551" officeooo:paragraph-rsid="00474551"/>
    </style:style>
    <style:style style:name="P27" style:family="paragraph" style:parent-style-name="Standard">
      <style:text-properties officeooo:rsid="0049681b" officeooo:paragraph-rsid="0049681b"/>
    </style:style>
    <style:style style:name="P28" style:family="paragraph" style:parent-style-name="Standard">
      <style:text-properties officeooo:rsid="004a8b93" officeooo:paragraph-rsid="004a8b93"/>
    </style:style>
    <style:style style:name="P29" style:family="paragraph" style:parent-style-name="Standard">
      <style:text-properties officeooo:rsid="004bd827" officeooo:paragraph-rsid="004bd827"/>
    </style:style>
    <style:style style:name="P30" style:family="paragraph" style:parent-style-name="Standard">
      <style:text-properties officeooo:rsid="004cfb5e" officeooo:paragraph-rsid="004cfb5e"/>
    </style:style>
    <style:style style:name="P31" style:family="paragraph" style:parent-style-name="Standard">
      <style:text-properties officeooo:rsid="004ec251" officeooo:paragraph-rsid="004ec251"/>
    </style:style>
    <style:style style:name="P32" style:family="paragraph" style:parent-style-name="Standard">
      <style:text-properties officeooo:rsid="00509b69" officeooo:paragraph-rsid="00509b69"/>
    </style:style>
    <style:style style:name="P33" style:family="paragraph" style:parent-style-name="Standard">
      <style:text-properties officeooo:rsid="00517422" officeooo:paragraph-rsid="00517422"/>
    </style:style>
    <style:style style:name="P34" style:family="paragraph" style:parent-style-name="Standard">
      <style:text-properties officeooo:rsid="0051ea4c" officeooo:paragraph-rsid="0051ea4c"/>
    </style:style>
    <style:style style:name="P35" style:family="paragraph" style:parent-style-name="Standard">
      <style:text-properties officeooo:rsid="0054b2fe" officeooo:paragraph-rsid="0054b2fe"/>
    </style:style>
    <style:style style:name="P36" style:family="paragraph" style:parent-style-name="Standard">
      <style:text-properties style:text-underline-style="none" officeooo:rsid="0057689b" officeooo:paragraph-rsid="0057689b"/>
    </style:style>
    <style:style style:name="P37" style:family="paragraph" style:parent-style-name="Standard">
      <style:text-properties style:text-underline-style="none" officeooo:rsid="005c2ea1" officeooo:paragraph-rsid="005c2ea1"/>
    </style:style>
    <style:style style:name="P38" style:family="paragraph" style:parent-style-name="Standard">
      <style:text-properties style:text-underline-style="none" officeooo:rsid="005f4a0f" officeooo:paragraph-rsid="005f4a0f"/>
    </style:style>
    <style:style style:name="P39" style:family="paragraph" style:parent-style-name="Standard">
      <style:paragraph-properties fo:text-align="center" style:justify-single-word="false"/>
      <style:text-properties fo:font-weight="bold" officeooo:rsid="00694d9b" officeooo:paragraph-rsid="000877a3" style:font-weight-asian="bold" style:font-weight-complex="bold"/>
    </style:style>
    <style:style style:name="T1" style:family="text">
      <style:text-properties officeooo:rsid="0008e5e9"/>
    </style:style>
    <style:style style:name="T2" style:family="text">
      <style:text-properties officeooo:rsid="00093038"/>
    </style:style>
    <style:style style:name="T3" style:family="text">
      <style:text-properties officeooo:rsid="000ae3fb"/>
    </style:style>
    <style:style style:name="T4" style:family="text">
      <style:text-properties officeooo:rsid="000bf4fc"/>
    </style:style>
    <style:style style:name="T5" style:family="text">
      <style:text-properties officeooo:rsid="000dc78f"/>
    </style:style>
    <style:style style:name="T6" style:family="text">
      <style:text-properties officeooo:rsid="000f13a0"/>
    </style:style>
    <style:style style:name="T7" style:family="text">
      <style:text-properties officeooo:rsid="0017ece9"/>
    </style:style>
    <style:style style:name="T8" style:family="text">
      <style:text-properties officeooo:rsid="0019e784"/>
    </style:style>
    <style:style style:name="T9" style:family="text">
      <style:text-properties officeooo:rsid="001d926b"/>
    </style:style>
    <style:style style:name="T10" style:family="text">
      <style:text-properties officeooo:rsid="001f984f"/>
    </style:style>
    <style:style style:name="T11" style:family="text">
      <style:text-properties officeooo:rsid="001fa6da"/>
    </style:style>
    <style:style style:name="T12" style:family="text">
      <style:text-properties officeooo:rsid="00217ed6"/>
    </style:style>
    <style:style style:name="T13" style:family="text">
      <style:text-properties officeooo:rsid="0023409d"/>
    </style:style>
    <style:style style:name="T14" style:family="text">
      <style:text-properties officeooo:rsid="0024af80"/>
    </style:style>
    <style:style style:name="T15" style:family="text">
      <style:text-properties officeooo:rsid="00260792"/>
    </style:style>
    <style:style style:name="T16" style:family="text">
      <style:text-properties officeooo:rsid="002980b9"/>
    </style:style>
    <style:style style:name="T17" style:family="text">
      <style:text-properties officeooo:rsid="002a775c"/>
    </style:style>
    <style:style style:name="T18" style:family="text">
      <style:text-properties officeooo:rsid="002dbe3f"/>
    </style:style>
    <style:style style:name="T19" style:family="text">
      <style:text-properties officeooo:rsid="002ea890"/>
    </style:style>
    <style:style style:name="T20" style:family="text">
      <style:text-properties officeooo:rsid="002f9361"/>
    </style:style>
    <style:style style:name="T21" style:family="text">
      <style:text-properties officeooo:rsid="0032bf3f"/>
    </style:style>
    <style:style style:name="T22" style:family="text">
      <style:text-properties officeooo:rsid="00336262"/>
    </style:style>
    <style:style style:name="T23" style:family="text">
      <style:text-properties officeooo:rsid="00356ed2"/>
    </style:style>
    <style:style style:name="T24" style:family="text">
      <style:text-properties officeooo:rsid="0037e25b"/>
    </style:style>
    <style:style style:name="T25" style:family="text">
      <style:text-properties officeooo:rsid="003f55af"/>
    </style:style>
    <style:style style:name="T26" style:family="text">
      <style:text-properties officeooo:rsid="00422a4f"/>
    </style:style>
    <style:style style:name="T27" style:family="text">
      <style:text-properties officeooo:rsid="0045d7c2"/>
    </style:style>
    <style:style style:name="T28" style:family="text">
      <style:text-properties officeooo:rsid="00466b0b"/>
    </style:style>
    <style:style style:name="T29" style:family="text">
      <style:text-properties officeooo:rsid="00481b17"/>
    </style:style>
    <style:style style:name="T30" style:family="text">
      <style:text-properties officeooo:rsid="004b4390"/>
    </style:style>
    <style:style style:name="T31" style:family="text">
      <style:text-properties officeooo:rsid="005a545f"/>
    </style:style>
    <style:style style:name="T32" style:family="text">
      <style:text-properties officeooo:rsid="005d402a"/>
    </style:style>
    <style:style style:name="T33" style:family="text">
      <style:text-properties officeooo:rsid="0061a008"/>
    </style:style>
    <style:style style:name="T34" style:family="text">
      <style:text-properties officeooo:rsid="00637729"/>
    </style:style>
    <style:style style:name="T35" style:family="text">
      <style:text-properties officeooo:rsid="0063d0e7"/>
    </style:style>
    <style:style style:name="T36" style:family="text">
      <style:text-properties officeooo:rsid="0064da76"/>
    </style:style>
    <style:style style:name="T37" style:family="text">
      <style:text-properties officeooo:rsid="006594df"/>
    </style:style>
    <style:style style:name="T38" style:family="text">
      <style:text-properties officeooo:rsid="0066c7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ESPECIFICAÇÃO DO SISTEMA</text:p>
      <text:p text:style-name="P6"/>
      <text:p text:style-name="P6"/>
      <text:p text:style-name="P15">1. Objetivo</text:p>
      <text:p text:style-name="P6"/>
      <text:p text:style-name="P6">O objetivo do sistema é permitir a criação de cursos online <text:span text:style-name="T21">estruturados em aulas</text:span>, de forma colaborativa, que permitam a qualquer pessoa o acesso ao conteúdo disponibilizado <text:span text:style-name="T21">e aprendizado sobre o tema.</text:span></text:p>
      <text:p text:style-name="P6"/>
      <text:p text:style-name="P16">2. <text:span text:style-name="T22">Detalhamento</text:span></text:p>
      <text:p text:style-name="P7"/>
      <text:p text:style-name="P11">O sistema possuirá uma funcionalidade de criação de conta, sendo necessário e-mail (que servirá como <text:span text:style-name="T38">login</text:span>), senha e nome de exibição. Com a conta criada, os usuários poderão fazer login no sistema.</text:p>
      <text:p text:style-name="P9">Dentro do sistema existirão algumas opções de ações: inscrever-se em cursos, criar cursos e administrar cursos.</text:p>
      <text:p text:style-name="P9"/>
      <text:p text:style-name="P17">2.1 Criar cursos</text:p>
      <text:p text:style-name="P12"/>
      <text:p text:style-name="P12">Qualquer usuário poderá criar cursos dentro do sistema. Uma vez criado um curso, o usuário criador será um dos professores responsáveis pelo curso, ficando a critério dele convidar outros usuários para ser<text:span text:style-name="T24">em</text:span> professores ou tutores (papeis de usuários serão detalhados mais abaixo).</text:p>
      <text:p text:style-name="P13"/>
      <text:p text:style-name="P13">Os cursos devem estar sempre associados a áreas do conhecimento, criadas pelos usuários. As áreas podem ser subareas de áreas previamente criadas. Não há limite para a profundidade de uma árvore de subareas.</text:p>
      <text:p text:style-name="P13"/>
      <text:p text:style-name="P14">Um curso recém criado recebe o status de 'não publicado'. Isso significa que ele não estará visível para usuários que não sejam professores nem tutores deste curso. Os professores podem alterar este status para 'publicado', tornando o curso <text:span text:style-name="T33">visível</text:span>.</text:p>
      <text:p text:style-name="P14"/>
      <text:p text:style-name="P14">Dentro de um curso será possível criar aulas e uní-las, de forma que uma aula só seja acessível depois que seus pré requisitos (outras aulas) sejam cumpridos.</text:p>
      <text:p text:style-name="P14"/>
      <text:p text:style-name="P22">Dentro de cada aula, os professores e tutores poderão anexar material didático (textos, audios, videos, imagens) e criar quizes.</text:p>
      <text:p text:style-name="P22"/>
      <text:p text:style-name="P23">O material didático poderá ser visualizado no pr<text:span text:style-name="T34">ó</text:span>prio sistema <text:span text:style-name="T35">e o</text:span>s quizes apenas poderão ser feitos no sistema <text:span text:style-name="T25">(detalhamento mais abaixo)</text:span>.</text:p>
      <text:p text:style-name="P13"/>
      <text:p text:style-name="P9"/>
      <text:p text:style-name="P18">2.<text:span text:style-name="T23">2</text:span> Inscrever-se em cursos</text:p>
      <text:p text:style-name="P9"/>
      <text:p text:style-name="P12">O usuário poderá buscar por cursos usando palavras chave ou explorando as árvores de áreas do conhecimento. <text:span text:style-name="T26">Quando encontrar um curso que deseja acompanhar, o usuário se inscreve e recebe acesso às aulas que não tem pré requisitos.</text:span></text:p>
      <text:p text:style-name="P12"/>
      <text:p text:style-name="P24">Dentro de cada aula <text:span text:style-name="T28">existirão </text:span>diversos materiais didáticos. <text:span text:style-name="T27">Cada material didático pode ser avaliado pelos usuários que estão inscritos, recebendo nota entre 1 e 10. Uma vez que um usuário avaliou todos os materiais didáticos de uma aula, esta aula recebe uma nota, que será a média dos valores atribuidos para os materiais.</text:span></text:p>
      <text:p text:style-name="P24"/>
      <text:p text:style-name="P25"><text:soft-page-break/>Após visualizar todos os materiais de uma aula, a aula será dada como completa<text:span text:style-name="T36">da</text:span> por aquele usuário e o acesso às aulas que dependiam desta primeira será liberado.</text:p>
      <text:p text:style-name="P25"/>
      <text:p text:style-name="P31">O critério para considerar um material como visualizado será o tempo de permanência na página de exibição do material.</text:p>
      <text:p text:style-name="P25"/>
      <text:p text:style-name="P26">Dentro das aulas também podem existir quizes. Estes devem ser feitos antes que o usuário possa prosseguir para as próximas aulas. <text:span text:style-name="T29">Os quizes serão compostos de varias questões de múltipla escolha (5 alternativas, apenas 1 correta) e, a cada questão respondida pelo usuário, a resposta certa é exibida. Ao final do quiz, uma nota final é exibida.</text:span></text:p>
      <text:p text:style-name="P10"/>
      <text:p text:style-name="P19">2.3 Administrar cursos</text:p>
      <text:p text:style-name="P27"/>
      <text:p text:style-name="P27">Os professores e tutores de um curso podem gerenciar os materiais e aulas do curso. Criar novas aulas, subir materiais, remover materiais, criar questões de quiz e montar quizes.</text:p>
      <text:p text:style-name="P27"/>
      <text:p text:style-name="P28">As aulas apenas podem ser criadas e destruidas enquanto o curso estiver em fase de 'não publicado'. Uma vez publicado, a estrutura de aulas se manterá. <text:span text:style-name="T30">O conteúdo de cada aula pode ser alterado a qualquer momento (materiais e quizes).</text:span></text:p>
      <text:p text:style-name="P28"/>
      <text:p text:style-name="P29">Os professores podem alterar o status do curso de 'não publicado' para 'publicado'.</text:p>
      <text:p text:style-name="P29"/>
      <text:p text:style-name="P30">Os professores estabelecem a árvore de dependências das aulas. Cada aula deve possuir no máximo 1 aula pré requisito.</text:p>
      <text:p text:style-name="P30"/>
      <text:p text:style-name="P32">Os professores podem convidar outros usuários para serem professores e tutores de seus cursos. Os tutores não podem convidar outros usuários, apenas gerenciar o conteúdo.</text:p>
      <text:p text:style-name="P32"/>
      <text:p text:style-name="P20">2.4 Estrutura dos cursos</text:p>
      <text:p text:style-name="P32"/>
      <text:p text:style-name="P32">Como mencionado acima, um curso está vinculado a uma área ou subarea do conhecimento obrigatoriamente. Um curso contem uma ou mais aulas, cada uma com um ou mais materiais didáticos e/ou quizes.</text:p>
      <text:p text:style-name="P32"/>
      <text:p text:style-name="P32">Um curso possui um status que determina se ele está disponível para inscrição ou não.</text:p>
      <text:p text:style-name="P32"/>
      <text:p text:style-name="P33">Um curso pode ter n professores, <text:span text:style-name="T37">m</text:span> tutores e k alunos.</text:p>
      <text:p text:style-name="P33"/>
      <text:p text:style-name="P34">Um curso publicado recebe uma nota que é a média das notas de suas aulas, que por sua vez é a média das notas de seus materiais e quizes.</text:p>
      <text:p text:style-name="P34"/>
      <text:p text:style-name="P35">Cada curso possuirá dois foruns para discussão: um restrito a professores e tutores, outro aberto a todos os usuários vinculados ao curso (alunos, tutores e professores).</text:p>
      <text:p text:style-name="P35"/>
      <text:p text:style-name="P21">2.5 Estrutura dos fóruns e posts</text:p>
      <text:p text:style-name="P21"/>
      <text:p text:style-name="P36">Cada fórum será um conjunto de posts, organizados em threads. Cada thread será composto de um post inicial e seus replies <text:span text:style-name="T31">(outros posts)</text:span>.</text:p>
      <text:p text:style-name="P36"/>
      <text:p text:style-name="P37">Cada post poderá ser relacionado com alguma das aulas do curso ao qual o fórum pertence. <text:span text:style-name="T32">Este vínculo é opcional.</text:span></text:p>
      <text:p text:style-name="P37"/>
      <text:p text:style-name="P38"><text:soft-page-break/>Os fóruns serão montados organizando as árvores de posts de cada tipo (post do fórum fechado ou aberto)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5:12:06.240534637</meta:creation-date>
    <dc:date>2015-10-28T21:20:56.155717818</dc:date>
    <meta:editing-duration>PT3H27M7S</meta:editing-duration>
    <meta:editing-cycles>90</meta:editing-cycles>
    <meta:generator>LibreOffice/4.2.8.2$Linux_X86_64 LibreOffice_project/420m0$Build-2</meta:generator>
    <meta:document-statistic meta:table-count="0" meta:image-count="0" meta:object-count="0" meta:page-count="3" meta:paragraph-count="35" meta:word-count="783" meta:character-count="4797" meta:non-whitespace-character-count="4049"/>
  </office:meta>
</office:document-meta>
</file>